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Helvetica, Arial, sans-serif"/>
    <style:font-face style:name="FSAlbertPro" svg:font-family="FSAlbertPro, sans-serif"/>
    <style:font-face style:name="Lato" svg:font-family="Lato, Helvetica, Arial, sans-serif"/>
    <style:font-face style:name="Lato1" svg:font-family="Lato, sans-serif"/>
    <style:font-face style:name="Montserrat" svg:font-family="Montserrat, sans-serif"/>
    <style:font-face style:name="Muli" svg:font-family="Muli, sans-serif"/>
    <style:font-face style:name="Open Sans" svg:font-family="'Open Sans'"/>
    <style:font-face style:name="Open Sans1" svg:font-family="'Open Sans', sans-serif"/>
    <style:font-face style:name="apple-system" svg:font-family="apple-system, BlinkMacSystemFont, 'Segoe UI', Roboto, 'Helvetica Neue', Arial, 'Noto Sans', sans-serif, 'Apple Color Emoji', 'Segoe UI Emoji', 'Segoe UI Symbol', 'Noto Color Emoji'"/>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f8981d" style:font-name="Open Sans1" fo:font-size="12pt" fo:letter-spacing="normal" fo:font-style="normal" fo:font-weight="normal"/>
    </style:style>
    <style:style style:name="P2" style:family="paragraph" style:parent-style-name="Heading_20_1">
      <style:paragraph-properties fo:margin-left="0in" fo:margin-right="0in" fo:margin-top="0in" fo:margin-bottom="0in" loext:contextual-spacing="false" fo:orphans="2" fo:widows="2" fo:text-indent="0in" style:auto-text-indent="false" fo:padding="0in" fo:border="none"/>
      <style:text-properties fo:font-variant="normal" fo:text-transform="none" fo:color="#292a5f" style:font-name="Montserrat" fo:font-size="31.5pt" fo:letter-spacing="normal" fo:font-style="normal" fo:font-weight="normal"/>
    </style:style>
    <style:style style:name="P3" style:family="paragraph" style:parent-style-name="Heading_20_1">
      <style:paragraph-properties fo:margin-left="0in" fo:margin-right="0in" fo:margin-top="0in" fo:margin-bottom="0.3126in" loext:contextual-spacing="false" fo:orphans="2" fo:widows="2" fo:text-indent="0in" style:auto-text-indent="false" fo:padding="0in" fo:border="none"/>
      <style:text-properties fo:font-variant="normal" fo:text-transform="none" fo:color="#292a5f" style:font-name="Montserrat" fo:font-size="31.5pt" fo:letter-spacing="normal" fo:font-style="normal" fo:font-weight="normal"/>
    </style:style>
    <style:style style:name="P4" style:family="paragraph" style:parent-style-name="Heading_20_1">
      <style:paragraph-properties fo:margin-left="0in" fo:margin-right="0in" fo:margin-top="0in" fo:margin-bottom="0.3126in" loext:contextual-spacing="false" fo:orphans="2" fo:widows="2" fo:text-indent="0in" style:auto-text-indent="false" fo:padding="0in" fo:border="none"/>
      <style:text-properties fo:font-variant="normal" fo:text-transform="none" fo:color="#422413" style:font-name="Lato1" fo:font-size="13.5pt" fo:letter-spacing="normal" fo:font-style="normal" fo:font-weight="normal"/>
    </style:style>
    <style:style style:name="P5" style:family="paragraph" style:parent-style-name="Heading_20_2">
      <style:text-properties fo:font-variant="normal" fo:text-transform="none" fo:color="#424242" style:font-name="FSAlbertPro" fo:font-size="42pt" fo:letter-spacing="normal" fo:font-style="normal" fo:font-weight="normal"/>
    </style:style>
    <style:style style:name="P6" style:family="paragraph" style:parent-style-name="Heading_20_2">
      <style:text-properties fo:font-variant="normal" fo:text-transform="none" fo:color="#424242" style:font-name="FSAlbertPro" fo:font-size="30pt" fo:letter-spacing="normal" fo:font-style="normal" fo:font-weight="normal"/>
    </style:style>
    <style:style style:name="P7" style:family="paragraph" style:parent-style-name="Heading_20_2">
      <style:text-properties fo:font-variant="normal" fo:text-transform="none" fo:color="#424242" style:font-name="FSAlbertPro" fo:font-size="36pt" fo:letter-spacing="normal" fo:font-style="normal" fo:font-weight="normal"/>
    </style:style>
    <style:style style:name="P8" style:family="paragraph" style:parent-style-name="Heading_20_2">
      <style:text-properties fo:font-variant="normal" fo:text-transform="none" style:use-window-font-color="true" style:font-name="FSAlbertPro" fo:font-size="30pt" fo:letter-spacing="normal" fo:font-style="normal" fo:font-weight="normal"/>
    </style:style>
    <style:style style:name="P9" style:family="paragraph" style:parent-style-name="Heading_20_2">
      <style:paragraph-properties fo:margin-left="0in" fo:margin-right="0in" fo:margin-top="0in" fo:margin-bottom="0in" loext:contextual-spacing="false" style:line-height-at-least="0.2811in" fo:orphans="2" fo:widows="2" fo:text-indent="0in" style:auto-text-indent="false"/>
      <style:text-properties fo:font-variant="normal" fo:text-transform="none" fo:color="#424242" style:font-name="FSAlbertPro" fo:font-size="42pt" fo:letter-spacing="normal" fo:font-style="normal" fo:font-weight="normal"/>
    </style:style>
    <style:style style:name="P10" style:family="paragraph" style:parent-style-name="Heading_20_2">
      <style:paragraph-properties fo:margin-left="0in" fo:margin-right="0in" fo:margin-top="0.1043in" fo:margin-bottom="0.1043in" loext:contextual-spacing="false" fo:line-height="120%" fo:orphans="2" fo:widows="2" fo:text-indent="0in" style:auto-text-indent="false" fo:padding="0in" fo:border="none"/>
      <style:text-properties fo:font-variant="normal" fo:text-transform="none" fo:color="#006090" style:font-name="BlinkMacSystemFont" fo:letter-spacing="normal" fo:font-style="normal" fo:font-weight="normal" officeooo:rsid="000c1d33" officeooo:paragraph-rsid="000c1d33"/>
    </style:style>
    <style:style style:name="P11" style:family="paragraph" style:parent-style-name="Heading_20_2">
      <style:paragraph-properties fo:margin-left="0in" fo:margin-right="0in" fo:margin-top="0in" fo:margin-bottom="0.2083in" loext:contextual-spacing="false" fo:line-height="120%" fo:orphans="2" fo:widows="2" fo:text-indent="0in" style:auto-text-indent="false"/>
      <style:text-properties fo:font-variant="normal" fo:text-transform="none" fo:color="#f8981d" style:font-name="Lato1" fo:font-size="13.5pt" fo:letter-spacing="normal" fo:font-style="normal" fo:font-weight="normal"/>
    </style:style>
    <style:style style:name="P12" style:family="paragraph" style:parent-style-name="Heading_20_2">
      <style:paragraph-properties fo:margin-left="0in" fo:margin-right="0in" fo:margin-top="0.3126in" fo:margin-bottom="0.2083in" loext:contextual-spacing="false" fo:line-height="150%" fo:orphans="2" fo:widows="2" fo:text-indent="0in" style:auto-text-indent="false" fo:padding="0in" fo:border="none"/>
      <style:text-properties fo:font-variant="normal" fo:text-transform="none" fo:color="#003a75" style:font-name="Open Sans" fo:letter-spacing="normal" fo:font-style="normal" fo:font-weight="normal"/>
    </style:style>
    <style:style style:name="P13" style:family="paragraph" style:parent-style-name="Heading_20_2">
      <style:paragraph-properties fo:margin-left="0in" fo:margin-right="0in" fo:margin-top="0.2083in" fo:margin-bottom="0.3126in" loext:contextual-spacing="false" style:line-height-at-least="0.3335in" fo:orphans="2" fo:widows="2" fo:text-indent="0in" style:auto-text-indent="false"/>
      <style:text-properties fo:font-variant="normal" fo:text-transform="none" fo:color="#292a5f" style:font-name="Montserrat" fo:font-size="22.5pt" fo:letter-spacing="normal" fo:font-style="normal" fo:font-weight="normal"/>
    </style:style>
    <style:style style:name="P14" style:family="paragraph" style:parent-style-name="Heading_20_3">
      <style:text-properties fo:font-variant="normal" fo:text-transform="none" fo:color="#424242" style:font-name="FSAlbertPro" fo:font-size="30pt" fo:letter-spacing="normal" fo:font-style="normal" fo:font-weight="normal"/>
    </style:style>
    <style:style style:name="P15" style:family="paragraph" style:parent-style-name="Heading_20_3">
      <style:text-properties fo:font-variant="normal" fo:text-transform="none" style:use-window-font-color="true" style:font-name="FSAlbertPro" fo:font-size="33.75pt" fo:letter-spacing="normal" fo:font-style="normal" fo:font-weight="normal"/>
    </style:style>
    <style:style style:name="P16" style:family="paragraph" style:parent-style-name="Heading_20_3">
      <style:paragraph-properties fo:margin-left="0in" fo:margin-right="0in" fo:margin-top="0in" fo:margin-bottom="0in" loext:contextual-spacing="false" style:line-height-at-least="0.2811in" fo:orphans="2" fo:widows="2" fo:text-indent="0in" style:auto-text-indent="false"/>
      <style:text-properties fo:font-variant="normal" fo:text-transform="none" fo:color="#424242" style:font-name="FSAlbertPro" fo:font-size="30pt" fo:letter-spacing="normal" fo:font-style="normal" fo:font-weight="normal"/>
    </style:style>
    <style:style style:name="P17" style:family="paragraph" style:parent-style-name="Heading_20_4">
      <style:paragraph-properties fo:margin-left="0in" fo:margin-right="0in" fo:margin-top="0in" fo:margin-bottom="0.4165in" loext:contextual-spacing="false" fo:line-height="133%" fo:orphans="2" fo:widows="2" fo:text-indent="0in" style:auto-text-indent="false"/>
      <style:text-properties fo:font-variant="normal" fo:text-transform="none" fo:color="#424242" style:font-name="FSAlbertPro" fo:font-size="18pt" fo:letter-spacing="normal" fo:font-style="normal" fo:font-weight="normal"/>
    </style:style>
    <style:style style:name="P18" style:family="paragraph" style:parent-style-name="Heading_20_4">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b435b" style:font-name="Open Sans1" fo:letter-spacing="normal" fo:font-style="normal" fo:font-weight="normal"/>
    </style:style>
    <style:style style:name="P19" style:family="paragraph" style:parent-style-name="Heading_20_4">
      <style:paragraph-properties fo:margin-left="0in" fo:margin-right="0in" fo:margin-top="0in" fo:margin-bottom="0in" loext:contextual-spacing="false" fo:line-height="150%" fo:orphans="2" fo:widows="2" fo:text-indent="0in" style:auto-text-indent="false"/>
      <style:text-properties fo:font-variant="normal" fo:text-transform="none" fo:color="#0b435b" style:font-name="Open Sans1" fo:font-size="11.25pt" fo:letter-spacing="normal" fo:font-style="normal" fo:font-weight="normal"/>
    </style:style>
    <style:style style:name="P20" style:family="paragraph" style:parent-style-name="Heading_20_5">
      <style:paragraph-properties fo:margin-left="0in" fo:margin-right="0in" fo:margin-top="0in" fo:margin-bottom="0in" loext:contextual-spacing="false" fo:line-height="120%" fo:text-align="start" style:justify-single-word="false" fo:orphans="2" fo:widows="2" fo:text-indent="0in" style:auto-text-indent="false"/>
      <style:text-properties fo:text-transform="uppercase" fo:color="#716d69" style:font-name="Open Sans1" fo:font-size="12pt" fo:letter-spacing="normal" fo:font-style="normal" fo:font-weight="normal" fo:background-color="#f4f4f4" loext:padding="0in" loext:border="none"/>
    </style:style>
    <style:style style:name="P21" style:family="paragraph" style:parent-style-name="Quotations">
      <style:paragraph-properties fo:margin-left="0.3937in" fo:margin-right="0.3937in" fo:margin-top="0in" fo:margin-bottom="0.3126in" loext:contextual-spacing="false" style:line-height-at-least="0.2709in" fo:text-align="start" style:justify-single-word="false" fo:orphans="2" fo:widows="2" fo:text-indent="0in" style:auto-text-indent="false" fo:padding-left="0.2083in" fo:padding-right="0in" fo:padding-top="0in" fo:padding-bottom="0in" fo:border-left="3.74pt solid #e6e6e6" fo:border-right="none" fo:border-top="none" fo:border-bottom="none"/>
      <style:text-properties fo:font-variant="normal" fo:text-transform="none" fo:color="#4a4a4a" style:font-name="Muli" fo:font-size="12.75pt" fo:letter-spacing="normal" fo:font-style="normal" fo:font-weight="normal"/>
    </style:style>
    <style:style style:name="P22" style:family="paragraph" style:parent-style-name="Quotations">
      <style:paragraph-properties fo:margin-left="0.3937in" fo:margin-right="0.3937in" fo:margin-top="0in" fo:margin-bottom="0.3126in" loext:contextual-spacing="false" style:line-height-at-least="0.2709in" fo:text-align="start" style:justify-single-word="false" fo:orphans="2" fo:widows="2" fo:text-indent="0in" style:auto-text-indent="false" fo:padding-left="0.2083in" fo:padding-right="0in" fo:padding-top="0in" fo:padding-bottom="0in" fo:border-left="3.74pt solid #e6e6e6" fo:border-right="none" fo:border-top="none" fo:border-bottom="none"/>
    </style:style>
    <style:style style:name="P23" style:family="paragraph" style:parent-style-name="Quotations">
      <style:paragraph-properties fo:margin-left="0.3937in" fo:margin-right="0.3937in" fo:margin-top="0in" fo:margin-bottom="0in" loext:contextual-spacing="false" style:line-height-at-least="0.2709in" fo:text-align="start" style:justify-single-word="false" fo:orphans="2" fo:widows="2" fo:text-indent="0in" style:auto-text-indent="false" fo:padding-left="0.2083in" fo:padding-right="0in" fo:padding-top="0in" fo:padding-bottom="0in" fo:border-left="3.74pt solid #e6e6e6" fo:border-right="none" fo:border-top="none" fo:border-bottom="none"/>
      <style:text-properties fo:font-variant="normal" fo:text-transform="none" fo:color="#4a4a4a" style:font-name="Muli" fo:font-size="12.75pt" fo:letter-spacing="normal" fo:font-style="normal" fo:font-weight="normal"/>
    </style:style>
    <style:style style:name="P24" style:family="paragraph" style:parent-style-name="Text_20_body">
      <style:text-properties fo:font-variant="normal" fo:text-transform="none" fo:color="#424242" style:font-name="FSAlbertPro" fo:font-size="42pt" fo:letter-spacing="normal" fo:font-style="normal" fo:font-weight="normal"/>
    </style:style>
    <style:style style:name="P25" style:family="paragraph" style:parent-style-name="Text_20_body">
      <style:text-properties fo:font-variant="normal" fo:text-transform="none" fo:color="#424242" style:font-name="FSAlbertPro" fo:font-size="42pt" fo:letter-spacing="normal" fo:font-style="normal" fo:font-weight="normal" officeooo:paragraph-rsid="0009d303"/>
    </style:style>
    <style:style style:name="P26" style:family="paragraph" style:parent-style-name="Text_20_body">
      <style:text-properties fo:font-variant="normal" fo:text-transform="none" style:use-window-font-color="true" style:font-name="FSAlbertPro" fo:font-size="42pt" fo:letter-spacing="normal" fo:font-style="normal" fo:font-weight="normal"/>
    </style:style>
    <style:style style:name="P27" style:family="paragraph" style:parent-style-name="Text_20_body">
      <style:paragraph-properties fo:orphans="2" fo:widows="2"/>
    </style:style>
    <style:style style:name="P28" style:family="paragraph" style:parent-style-name="Text_20_body">
      <style:paragraph-properties fo:margin-left="0in" fo:margin-right="0in" fo:orphans="2" fo:widows="2" fo:text-indent="0in" style:auto-text-indent="false"/>
    </style:style>
    <style:style style:name="P29" style:family="paragraph" style:parent-style-name="Text_20_body">
      <style:paragraph-properties fo:margin-left="0in" fo:margin-right="0in" fo:margin-top="0in" fo:margin-bottom="0in" loext:contextual-spacing="false" style:line-height-at-least="0.2811in" fo:orphans="2" fo:widows="2" fo:text-indent="0in" style:auto-text-indent="false"/>
      <style:text-properties fo:font-variant="normal" fo:text-transform="none" fo:color="#424242" style:font-name="FSAlbertPro" fo:font-size="12.75pt" fo:letter-spacing="normal" fo:font-style="normal" fo:font-weight="normal"/>
    </style:style>
    <style:style style:name="P30" style:family="paragraph" style:parent-style-name="Text_20_body">
      <style:paragraph-properties fo:margin-left="0in" fo:margin-right="0in" fo:margin-top="0in" fo:margin-bottom="0in" loext:contextual-spacing="false" fo:line-height="129%" fo:orphans="2" fo:widows="2" fo:text-indent="0in" style:auto-text-indent="false"/>
      <style:text-properties fo:font-variant="normal" fo:text-transform="none" fo:color="#424242" style:font-name="FSAlbertPro" fo:font-size="12.75pt" fo:letter-spacing="normal" fo:font-style="normal" fo:font-weight="normal" loext:padding="0in" loext:border="none"/>
    </style:style>
    <style:style style:name="P31" style:family="paragraph" style:parent-style-name="Text_20_body">
      <style:paragraph-properties fo:margin-left="0in" fo:margin-right="0in" fo:margin-top="0in" fo:margin-bottom="0in" loext:contextual-spacing="false" style:line-height-at-least="0.2811in" fo:orphans="2" fo:widows="2" fo:text-indent="0in" style:auto-text-indent="false"/>
      <style:text-properties fo:font-variant="normal" fo:text-transform="none" fo:color="#00a0e1" style:font-name="Open Sans1" fo:font-size="22.5pt" fo:letter-spacing="normal" fo:font-style="normal" fo:font-weight="normal"/>
    </style:style>
    <style:style style:name="P32" style:family="paragraph" style:parent-style-name="Text_20_body">
      <style:paragraph-properties fo:margin-left="0in" fo:margin-right="0in" fo:margin-top="0in" fo:margin-bottom="0in" loext:contextual-spacing="false" fo:line-height="150%" fo:orphans="2" fo:widows="2" fo:text-indent="0in" style:auto-text-indent="false"/>
      <style:text-properties fo:font-variant="normal" fo:text-transform="none" fo:color="#324a5e" style:font-name="BlinkMacSystemFont" fo:font-size="11.25pt" fo:letter-spacing="normal" fo:font-style="normal" fo:font-weight="normal"/>
    </style:style>
    <style:style style:name="P33" style:family="paragraph" style:parent-style-name="Text_20_body">
      <style:paragraph-properties fo:margin-left="0in" fo:margin-right="0in" fo:margin-top="0in" fo:margin-bottom="0in" loext:contextual-spacing="false" style:line-height-at-least="0.2811in" fo:orphans="2" fo:widows="2" fo:text-indent="0in" style:auto-text-indent="false"/>
    </style:style>
    <style:style style:name="P34" style:family="paragraph" style:parent-style-name="Text_20_body">
      <style:paragraph-properties fo:margin-left="0in" fo:margin-right="0in" fo:margin-top="0in" fo:margin-bottom="0in" loext:contextual-spacing="false" fo:line-height="129%" fo:orphans="2" fo:widows="2" fo:text-indent="0in" style:auto-text-indent="false"/>
    </style:style>
    <style:style style:name="P35" style:family="paragraph" style:parent-style-name="Text_20_body">
      <style:paragraph-properties fo:margin-left="0in" fo:margin-right="0in" fo:margin-top="0in" fo:margin-bottom="0in" loext:contextual-spacing="false" style:line-height-at-least="0.3126in" fo:text-align="justify" style:justify-single-word="false" fo:orphans="2" fo:widows="2" fo:text-indent="0in" style:auto-text-indent="false"/>
    </style:style>
    <style:style style:name="P3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Lato1" fo:font-size="13.5pt" fo:letter-spacing="normal" fo:font-style="normal" fo:font-weight="normal"/>
    </style:style>
    <style:style style:name="P37" style:family="paragraph" style:parent-style-name="Text_20_body">
      <style:paragraph-properties fo:margin-left="0in" fo:margin-right="0in" fo:margin-top="0in" fo:margin-bottom="0in" loext:contextual-spacing="false" fo:line-height="129%" fo:text-align="start" style:justify-single-word="false" fo:orphans="2" fo:widows="2" fo:text-indent="0in" style:auto-text-indent="false" fo:padding="0in" fo:border="none"/>
      <style:text-properties fo:font-variant="normal" fo:text-transform="none" style:use-window-font-color="true" style:font-name="FSAlbertPro" fo:font-size="12.75pt" fo:letter-spacing="normal" fo:font-style="normal" fo:font-weight="normal"/>
    </style:style>
    <style:style style:name="P38"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53535" style:font-name="inherit" fo:font-size="11.25pt" fo:letter-spacing="normal" fo:font-style="normal" fo:font-weight="normal"/>
    </style:style>
    <style:style style:name="P39"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0" style:family="paragraph" style:parent-style-name="Text_20_body">
      <style:paragraph-properties fo:margin-left="0in" fo:margin-right="0in" fo:margin-top="0.1043in" fo:margin-bottom="0.1043in" loext:contextual-spacing="false" fo:line-height="120%" fo:orphans="2" fo:widows="2" fo:text-indent="0in" style:auto-text-indent="false" fo:padding="0in" fo:border="none"/>
    </style:style>
    <style:style style:name="P41" style:family="paragraph" style:parent-style-name="Text_20_body">
      <style:paragraph-properties fo:margin-left="0in" fo:margin-right="0in" fo:margin-top="0.1043in" fo:margin-bottom="0.1043in" loext:contextual-spacing="false" fo:line-height="120%" fo:orphans="2" fo:widows="2" fo:text-indent="0in" style:auto-text-indent="false" fo:padding="0in" fo:border="none"/>
      <style:text-properties officeooo:rsid="000c1d33" officeooo:paragraph-rsid="000c1d33"/>
    </style:style>
    <style:style style:name="P4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4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Open Sans1" fo:font-size="12pt" fo:letter-spacing="normal" fo:font-style="normal" fo:font-weight="normal"/>
    </style:style>
    <style:style style:name="P44"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style:use-window-font-color="true" style:font-name="Open Sans1" fo:font-size="12pt" fo:letter-spacing="normal" fo:font-style="normal" fo:font-weight="normal"/>
    </style:style>
    <style:style style:name="P45" style:family="paragraph" style:parent-style-name="Text_20_body">
      <style:paragraph-properties fo:margin-left="0in" fo:margin-right="0in" fo:margin-top="0in" fo:margin-bottom="0.3126in" loext:contextual-spacing="false" style:line-height-at-least="0.2709in" fo:text-align="start" style:justify-single-word="false" fo:orphans="2" fo:widows="2" fo:text-indent="0in" style:auto-text-indent="false"/>
      <style:text-properties fo:font-variant="normal" fo:text-transform="none" fo:color="#4a4a4a" style:font-name="Muli" fo:font-size="12.75pt" fo:letter-spacing="normal" fo:font-style="normal" fo:font-weight="normal"/>
    </style:style>
    <style:style style:name="P46" style:family="paragraph" style:parent-style-name="Text_20_body">
      <style:paragraph-properties fo:margin-left="0in" fo:margin-right="0in" fo:margin-top="0in" fo:margin-bottom="0.3126in" loext:contextual-spacing="false" style:line-height-at-least="0.2709in" fo:text-align="start" style:justify-single-word="false" fo:orphans="2" fo:widows="2" fo:text-indent="0in" style:auto-text-indent="false"/>
      <style:text-properties fo:font-variant="normal" fo:text-transform="none" fo:color="#4a4a4a" fo:letter-spacing="normal"/>
    </style:style>
    <style:style style:name="P47" style:family="paragraph" style:parent-style-name="Text_20_body">
      <style:paragraph-properties fo:margin-left="0in" fo:margin-right="0in" fo:margin-top="0in" fo:margin-bottom="0.3126in" loext:contextual-spacing="false" style:line-height-at-least="0.2709in" fo:text-align="start" style:justify-single-word="false" fo:orphans="2" fo:widows="2" fo:text-indent="0in" style:auto-text-indent="false"/>
    </style:style>
    <style:style style:name="P48" style:family="paragraph" style:parent-style-name="Text_20_body">
      <style:paragraph-properties fo:margin-left="0in" fo:margin-right="0in" fo:margin-top="0in" fo:margin-bottom="0.3126in" loext:contextual-spacing="false" fo:orphans="2" fo:widows="2" fo:text-indent="0in" style:auto-text-indent="false" fo:padding="0in" fo:border="none"/>
      <style:text-properties fo:font-variant="normal" fo:text-transform="none" fo:color="#404041" style:font-name="Lato1" fo:font-size="13.5pt" fo:letter-spacing="normal" fo:font-style="normal" fo:font-weight="normal"/>
    </style:style>
    <style:style style:name="P49" style:family="paragraph" style:parent-style-name="Text_20_body">
      <style:paragraph-properties fo:margin-left="0in" fo:margin-right="0in" fo:margin-top="0in" fo:margin-bottom="0.3126in" loext:contextual-spacing="false" fo:orphans="2" fo:widows="2" fo:text-indent="0in" style:auto-text-indent="false" fo:padding="0in" fo:border="none"/>
      <style:text-properties fo:font-variant="normal" fo:text-transform="none" style:use-window-font-color="true" style:font-name="Lato1" fo:font-size="13.5pt" fo:letter-spacing="normal" fo:font-style="normal" fo:font-weight="normal"/>
    </style:style>
    <style:style style:name="P50" style:family="paragraph" style:parent-style-name="Text_20_body">
      <style:paragraph-properties fo:margin-left="0in" fo:margin-right="0in" fo:margin-top="0in" fo:margin-bottom="0.3126in" loext:contextual-spacing="false" fo:orphans="2" fo:widows="2" fo:text-indent="0in" style:auto-text-indent="false" fo:padding="0in" fo:border="none"/>
      <style:text-properties fo:font-variant="normal" fo:text-transform="none" fo:color="#353535" style:font-name="Open Sans" fo:font-size="11.25pt" fo:letter-spacing="normal" fo:font-style="normal" fo:font-weight="normal"/>
    </style:style>
    <style:style style:name="P51"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53535" style:font-name="Open Sans" fo:font-size="11.25pt" fo:letter-spacing="normal" fo:font-style="normal" fo:font-weight="normal"/>
    </style:style>
    <style:style style:name="P52" style:family="paragraph" style:parent-style-name="Text_20_body">
      <style:paragraph-properties fo:margin-top="0in" fo:margin-bottom="0.0972in" loext:contextual-spacing="false" fo:text-align="start" style:justify-single-word="false" fo:orphans="2" fo:widows="2"/>
      <style:text-properties fo:font-variant="normal" fo:text-transform="none" fo:color="#336699" style:font-name="Open Sans1" fo:font-size="12pt" fo:letter-spacing="normal" fo:font-style="italic" fo:font-weight="normal" fo:background-color="#f4f4f4" loext:padding="0in" loext:border="none"/>
    </style:style>
    <style:style style:name="P53"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Open Sans1" fo:font-size="12pt" fo:letter-spacing="normal" fo:font-style="normal" fo:font-weight="normal" fo:background-color="#f4f4f4" loext:padding="0in" loext:border="none"/>
    </style:style>
    <style:style style:name="P54"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212529" style:font-name="Open Sans1" fo:font-size="12pt" fo:letter-spacing="normal" fo:font-style="normal" fo:font-weight="normal"/>
    </style:style>
    <style:style style:name="P55" style:family="paragraph" style:parent-style-name="Text_20_body" style:list-style-name="L3">
      <style:paragraph-properties fo:margin-top="0in" fo:margin-bottom="0.3126in" loext:contextual-spacing="false" style:line-height-at-least="0.2709in" fo:orphans="2" fo:widows="2"/>
      <style:text-properties fo:font-variant="normal" fo:text-transform="none" fo:color="#4a4a4a" style:font-name="Muli" fo:font-size="12.75pt" fo:letter-spacing="normal" fo:font-style="normal" fo:font-weight="normal"/>
    </style:style>
    <style:style style:name="T1" style:family="text">
      <style:text-properties fo:font-variant="normal" fo:text-transform="none" fo:color="#424242" style:font-name="FSAlbertPro" fo:font-size="12.75pt" fo:letter-spacing="normal" fo:font-style="normal" fo:font-weight="normal"/>
    </style:style>
    <style:style style:name="T2" style:family="text">
      <style:text-properties fo:font-variant="normal" fo:text-transform="none" fo:color="#424242" style:font-name="FSAlbertPro" fo:font-size="12.75pt" fo:letter-spacing="normal" fo:font-style="normal" fo:font-weight="bold"/>
    </style:style>
    <style:style style:name="T3" style:family="text">
      <style:text-properties fo:font-variant="normal" fo:text-transform="none" fo:color="#424242" style:font-name="FSAlbertPro" fo:font-size="12.75pt" fo:letter-spacing="normal" fo:font-style="normal" fo:font-weight="bold" loext:padding="0in" loext:border="none"/>
    </style:style>
    <style:style style:name="T4" style:family="text">
      <style:text-properties fo:font-variant="normal" fo:text-transform="none" fo:color="#000000" style:text-line-through-style="none" style:text-line-through-type="none" style:font-name="Open Sans1" fo:font-size="11.25pt" fo:letter-spacing="normal" fo:font-style="normal" style:text-underline-style="none" fo:font-weight="normal" style:text-blinking="false" fo:background-color="transparent" loext:char-shading-value="0" loext:padding="0in" loext:border="none"/>
    </style:style>
    <style:style style:name="T5" style:family="text">
      <style:text-properties fo:font-variant="normal" fo:text-transform="none" fo:color="#231f20" style:text-line-through-style="none" style:text-line-through-type="none" style:font-name="Open Sans1" fo:font-size="11.25pt" fo:letter-spacing="normal" fo:font-style="normal" style:text-underline-style="none" fo:font-weight="bold" style:text-blinking="false" fo:background-color="transparent" loext:char-shading-value="0" loext:padding="0in" loext:border="none"/>
    </style:style>
    <style:style style:name="T6" style:family="text">
      <style:text-properties fo:font-variant="normal" fo:text-transform="none" fo:color="#324a5e" style:font-name="BlinkMacSystemFont" fo:font-size="11.25pt" fo:letter-spacing="normal" fo:font-style="normal" fo:font-weight="normal"/>
    </style:style>
    <style:style style:name="T7" style:family="text">
      <style:text-properties fo:font-variant="normal" fo:text-transform="none" fo:color="#324a5e" fo:letter-spacing="normal"/>
    </style:style>
    <style:style style:name="T8" style:family="text">
      <style:text-properties fo:font-variant="normal" fo:text-transform="none" fo:color="#006090" style:font-name="BlinkMacSystemFont" fo:font-size="11.25pt" fo:letter-spacing="normal" fo:font-style="normal" fo:font-weight="normal"/>
    </style:style>
    <style:style style:name="T9" style:family="text">
      <style:text-properties fo:font-variant="normal" fo:text-transform="none" fo:color="#212529" style:font-name="Open Sans1" fo:font-size="12pt" fo:letter-spacing="normal" fo:font-style="normal" fo:font-weight="bold"/>
    </style:style>
    <style:style style:name="T10" style:family="text">
      <style:text-properties fo:font-variant="normal" fo:text-transform="none" fo:color="#212529" style:font-name="Open Sans1" fo:font-size="12pt" fo:letter-spacing="normal" fo:font-style="normal" fo:font-weight="normal"/>
    </style:style>
    <style:style style:name="T11" style:family="text">
      <style:text-properties fo:font-variant="normal" fo:text-transform="none" fo:color="#336699" style:text-line-through-style="none" style:text-line-through-type="none" style:font-name="Open Sans1" fo:font-size="12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353535" style:font-name="Open Sans" fo:font-size="11.25pt" fo:letter-spacing="normal" fo:font-style="normal" fo:font-weight="normal"/>
    </style:style>
    <style:style style:name="T13" style:family="text">
      <style:text-properties fo:font-variant="normal" fo:text-transform="none" fo:color="#003a75" style:text-line-through-style="none" style:text-line-through-type="none" style:font-name="inherit" fo:font-size="11.25pt" fo:letter-spacing="normal" fo:font-style="normal" style:text-underline-style="none" fo:font-weight="bold" style:text-blinking="false" loext:padding="0in" loext:border="none"/>
    </style:style>
    <style:style style:name="T14" style:family="text">
      <style:text-properties fo:font-variant="normal" fo:text-transform="none" fo:color="#4a4a4a" style:font-name="Muli" fo:font-size="12.75pt" fo:letter-spacing="normal" fo:font-style="normal" fo:font-weight="bold"/>
    </style:style>
    <style:style style:name="T15" style:family="text">
      <style:text-properties fo:font-variant="normal" fo:text-transform="none" fo:color="#4a4a4a" style:font-name="Muli" fo:font-size="12.75pt" fo:letter-spacing="normal" fo:font-style="normal" fo:font-weight="normal"/>
    </style:style>
    <style:style style:name="T16" style:family="text">
      <style:text-properties fo:font-variant="normal" fo:text-transform="none" fo:color="#428bca" style:text-line-through-style="none" style:text-line-through-type="none" style:font-name="Muli" fo:font-size="12.75pt" fo:letter-spacing="normal" fo:font-style="normal" style:text-underline-style="none" fo:font-weight="bold" style:text-blinking="false" fo:background-color="transparent" loext:char-shading-value="0"/>
    </style:style>
    <style:style style:name="T17"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1a1a1a" style:font-name="Lato" fo:font-size="15pt" fo:letter-spacing="normal" fo:font-style="normal" fo:font-weight="normal"/>
    </style:style>
    <style:style style:name="T19" style:family="text">
      <style:text-properties fo:font-variant="normal" fo:text-transform="none" fo:color="#1a1a1a" style:text-line-through-style="none" style:text-line-through-type="none" style:font-name="Lato" fo:font-size="15pt" fo:letter-spacing="normal" fo:font-style="normal" style:text-underline-style="none" fo:font-weight="normal" style:text-blinking="false"/>
    </style:style>
    <style:style style:name="T20" style:family="text">
      <style:text-properties fo:font-variant="normal" fo:text-transform="none" fo:color="#f37314" style:font-name="Lato" fo:font-size="15pt" fo:letter-spacing="normal" fo:font-style="normal" fo:font-weight="bold"/>
    </style:style>
    <style:style style:name="T21" style:family="text">
      <style:text-properties fo:color="#ffffff" fo:font-size="18pt"/>
    </style:style>
    <style:style style:name="T22" style:family="text">
      <style:text-properties fo:color="#ffffff" fo:font-size="18pt" fo:font-weight="normal"/>
    </style:style>
    <style:style style:name="T23" style:family="text">
      <style:text-properties fo:font-size="18pt"/>
    </style:style>
    <style:style style:name="T24" style:family="text">
      <style:text-properties fo:font-size="18pt" fo:font-weight="normal"/>
    </style:style>
    <style:style style:name="T25" style:family="text">
      <style:text-properties style:use-window-font-color="true"/>
    </style:style>
    <style:style style:name="T26" style:family="text">
      <style:text-properties style:use-window-font-color="true" fo:font-size="18pt"/>
    </style:style>
    <style:style style:name="T27" style:family="text">
      <style:text-properties style:use-window-font-color="true" fo:font-size="18pt" fo:font-weight="normal"/>
    </style:style>
    <style:style style:name="T28" style:family="text">
      <style:text-properties fo:font-weight="bold"/>
    </style:style>
    <style:style style:name="T29" style:family="text">
      <style:text-properties fo:font-size="12.75pt"/>
    </style:style>
    <style:style style:name="T30" style:family="text">
      <style:text-properties fo:color="#000000" style:text-line-through-style="none" style:text-line-through-type="none" style:font-name="Open Sans1" fo:font-size="11.25pt" style:text-underline-style="none" style:text-blinking="false" fo:background-color="transparent" loext:char-shading-value="0" loext:padding="0in" loext:border="none"/>
    </style:style>
    <style:style style:name="T31" style:family="text">
      <style:text-properties fo:color="#353535" style:font-name="Open Sans" fo:font-size="11.25pt"/>
    </style:style>
    <style:style style:name="Sect1" style:family="section">
      <style:section-properties fo:margin-left="0in" fo:margin-right="0in" style:editable="false">
        <style:columns fo:column-count="2" fo:column-gap="0.1043in">
          <style:column style:rel-width="32767*" fo:start-indent="0in" fo:end-indent="0.052in"/>
          <style:column style:rel-width="32768*" fo:start-indent="0.052in" fo:end-indent="0in"/>
        </style:columns>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All the care the patient needs, directly at home.</text:h>
      <text:p text:style-name="P24"/>
      <text:h text:style-name="P6" text:outline-level="2">Domaine thérapeutique</text:h>
      <text:p text:style-name="P24">Vivisol wants to provide patients with the best possible services, and is constantly looking for new developments and updates to its solutions.</text:p>
      <text:p text:style-name="P26"/>
      <text:h text:style-name="P8" text:outline-level="2"><text:soft-page-break/>Vous avez besoin d’aide ?</text:h>
      <text:p text:style-name="P25"><text:span text:style-name="T26">Contactez-nous, nous serons heureux de vous fournir toutes les réponses dans les plus brefs délais.</text:span><text:span text:style-name="T25"><text:line-break/></text:span><text:span text:style-name="Strong_20_Emphasis"><text:span text:style-name="T27">Numéro vert actif 24h/24</text:span></text:span></text:p>
      <text:p text:style-name="P25"><text:span text:style-name="T26">01.64.39.11.12</text:span><text:span text:style-name="T25"> </text:span></text:p>
      <text:h text:style-name="P14" text:outline-level="3"><text:span text:style-name="T25">Qui sommes-nous</text:span></text:h>
      <text:h text:style-name="P17" text:outline-level="4">Nous sommes l'un des principaux prestataires européens de soins à domicile, et nous assistons chaque jour des milliers de patients dans le monde entier. Notre objectif est d’accompagner les personnes, les professionnels de la santé et l'administration en offrant le meilleur service possible, en fonction des différents besoins et des derniers <text:span text:style-name="T25">développements en matière de soins à l’échelle internationale.</text:span></text:h>
      <text:h text:style-name="P15" text:outline-level="3">500.000</text:h>
      <text:p text:style-name="P37">patients</text:p>
      <text:h text:style-name="P15" text:outline-level="3">52 millions de km</text:h>
      <text:p text:style-name="P37">parcourus pour les activités de soins à domicile </text:p>
      <text:p text:style-name="P26"/>
      <text:h text:style-name="P15" text:outline-level="3"><text:soft-page-break/>Plus de 2 millions</text:h>
      <text:p text:style-name="P37">de visites à domicile</text:p>
      <text:h text:style-name="P14" text:outline-level="3">Rejoignez notre équipe</text:h>
      <text:h text:style-name="P17" text:outline-level="4">Nous sommes toujours à la recherche de <text:span text:style-name="T28">personnes responsables</text:span>, bien formées, capables de <text:span text:style-name="T28">travailler en équipe</text:span> et de poursuivre leurs objectifs avec honnêteté, engagement et flexibilité. Nous valorisons les compétences de chacun en offrant une <text:span text:style-name="T28">totale autonomie</text:span> dans son propre domaine de compétence.</text:h>
      <text:h text:style-name="P7" text:outline-level="2">Les soins à domicile, de quoi s'agit-il ?</text:h>
      <text:p text:style-name="P33"><text:span text:style-name="T1">Les soins de santé à domicile sont un </text:span><text:span text:style-name="Strong_20_Emphasis"><text:span text:style-name="T2">service de soins destiné aux personnes dépendantes ou fragilisées</text:span></text:span><text:span text:style-name="T1">, prévoyant des prestations de rééducation médicale, de soins infirmiers et d'assistance nécessaires et adaptés aux conditions de santé spécifiques de la personne.<text:line-break/><text:line-break/>L'objectif des soins à domicile est de stabiliser le tableau clinique, de limiter le déclin fonctionnel et </text:span><text:span text:style-name="Strong_20_Emphasis"><text:span text:style-name="T2">d'améliorer la qualité de vie de la personne dans son environnement familial</text:span></text:span><text:span text:style-name="T1">, en évitant autant que possible l'hospitalisation.</text:span></text:p>
      <text:p text:style-name="P33"><text:span text:style-name="T1">Chez Vivisol, nous offrons une </text:span><text:span text:style-name="Strong_20_Emphasis"><text:span text:style-name="T1">large gamme de services de Soins Intégrés à Domicile (ADI) et d'Hospitalisation à Domicile (OD)</text:span></text:span><text:span text:style-name="T1">, également connus sous le nom de Soins à Domicile de Niveau I, II et III, conformément aux directives de la Commission Nationale des Niveaux Essentiels de Soins 2008 (LEA), fonctionnant selon les modalités </text:span><text:soft-page-break/><text:span text:style-name="T1">spécifiques de collaboration public-privé et les différents systèmes d'achat en vigueur dans les différentes régions. </text:span></text:p>
      <text:p text:style-name="P33"><text:span text:style-name="T1"/></text:p>
      <text:h text:style-name="P9" text:outline-level="2"><text:span text:style-name="T29">Nous délivrons les soins au domicile des personnes</text:span></text:h>
      <text:p text:style-name="P29">Notre objectif est de fournir aux patients le meilleur service qui soit, en fonction de leurs besoins en matière de santé et des derniers développements sanitaires à l’échelle internationale. Chaque jour, nous nous efforçons de créer des <text:span text:style-name="T28">parcours de santé sur mesure</text:span>, qui vont de l'information au suivi, en passant par le diagnostic et la thérapie.<text:line-break/><text:line-break/>Nos services garantissent une <text:span text:style-name="T28">prise en charge totale des patients à leur domicile.</text:span><text:line-break/><text:line-break/>Nous avons été créés en 1986 et nous sommes aujourd'hui <text:span text:style-name="T28">l'un des principaux groupes européens de soins à domicile.</text:span> Nous nous concentrons Notre expertise se concentre sur le domaine respiratoire à travers les techniques de l'oxygénothérapie, la ventilation mécanique, le diagnostic et le traitement du syndrome d'apnée obstructive du sommeil, la nutrition artificielle, la télémédecine, l’assistance médicale, le matériel et les thérapies par perfusion.</text:p>
      <text:p text:style-name="P29"/>
      <text:h text:style-name="P16" text:outline-level="3">Notre mission</text:h>
      <text:section text:style-name="Sect1" text:name="Section1">
        <text:p text:style-name="P34"><text:span text:style-name="Strong_20_Emphasis"><text:span text:style-name="T3">Nous nous efforçons constamment d'évoluer et de rester à la pointe de la technologie afin de fournir d’offrir le meilleur service possible au patient.</text:span></text:span></text:p>
        <text:p text:style-name="P27"/>
        <text:p text:style-name="P30"><text:s/>. Notre mission consiste à fournir des soins à domicile toujours plus efficaces et inclusifs pour permettre à chacun d'être soigné à domicile, entouré de ses amis et de sa famille, vivre une vie aussi remplie et agréable que possible malgré sa maladie.</text:p>
      </text:section>
      <text:p text:style-name="P29">Le patient est le sujet central sur lequel tous les efforts de l'entreprise convergent. La qualité des services et la sécurité des personnes qui nous sont confiées sont les éléments prioritaires de notre modèle de développement. </text:p>
      <text:p text:style-name="P29"/>
      <text:p text:style-name="P31">SERVICES ET<text:line-break/>SOINS AUX SÉNIORS</text:p>
      <text:p text:style-name="P40"><text:a xlink:type="simple" xlink:href="https://www.admr.org/aide-et-accompagnement-domicile" text:style-name="Internet_20_link" text:visited-style-name="Visited_20_Internet_20_Link"><text:span text:style-name="T4">Aide et accompagnement à domicile</text:span></text:a></text:p>
      <text:p text:style-name="P40"><text:soft-page-break/><text:a xlink:type="simple" xlink:href="https://www.admr.org/transport-accompagne" text:style-name="Internet_20_link" text:visited-style-name="Visited_20_Internet_20_Link"><text:span text:style-name="T4">Transport accompagné</text:span></text:a></text:p>
      <text:p text:style-name="P40"><text:a xlink:type="simple" xlink:href="https://www.admr.org/garde-domicile-de-jour-et-de-nuit-et-garde-de-nuit-itinerante" text:style-name="Internet_20_link" text:visited-style-name="Visited_20_Internet_20_Link"><text:span text:style-name="T4">Garde et visite à domicile de jour et de nuit</text:span></text:a></text:p>
      <text:p text:style-name="P40"><text:a xlink:type="simple" xlink:href="https://www.admr.org/teleassistance-filien-admr-certifie-afnor-nf-service" text:style-name="Internet_20_link" text:visited-style-name="Visited_20_Internet_20_Link"><text:span text:style-name="T4">Téléassistance</text:span></text:a></text:p>
      <text:p text:style-name="P40"><text:a xlink:type="simple" xlink:href="https://www.admr.org/livraisons-de-repas-et-de-courses-domicile" text:style-name="Internet_20_link" text:visited-style-name="Visited_20_Internet_20_Link"><text:span text:style-name="T4">Livraison de repas et de courses<text:line-break/>à domicile</text:span></text:a></text:p>
      <text:p text:style-name="P40"><text:a xlink:type="simple" xlink:href="https://www.admr.org/petits-travaux-de-jardinage-et-de-bricolage" text:style-name="Internet_20_link" text:visited-style-name="Visited_20_Internet_20_Link"><text:span text:style-name="T4">Petits travaux de bricolage<text:line-break/>et de jardinage</text:span></text:a></text:p>
      <text:p text:style-name="P40"><text:a xlink:type="simple" xlink:href="https://www.admr.org/menage-repassage" text:style-name="Internet_20_link" text:visited-style-name="Visited_20_Internet_20_Link"><text:span text:style-name="T4">Ménage, repassage</text:span></text:a></text:p>
      <text:p text:style-name="P40"><text:a xlink:type="simple" xlink:href="https://www.admr.org/offres-dhebergement" text:style-name="Internet_20_link" text:visited-style-name="Visited_20_Internet_20_Link"><text:span text:style-name="T4">Offres d’hébergement</text:span></text:a></text:p>
      <text:p text:style-name="P40"><text:a xlink:type="simple" xlink:href="https://www.admr.org/soins-domicile" text:style-name="Internet_20_link" text:visited-style-name="Visited_20_Internet_20_Link"><text:span text:style-name="T4">Soins à domicile</text:span></text:a></text:p>
      <text:p text:style-name="P40"><text:a xlink:type="simple" xlink:href="https://www.admr.org/hospitalisation-domicile" text:style-name="Internet_20_link" text:visited-style-name="Visited_20_Internet_20_Link"><text:span text:style-name="T4">Hospitalisation à domicile</text:span></text:a></text:p>
      <text:p text:style-name="P40"><text:a xlink:type="simple" xlink:href="https://www.admr.org/aide-aux-aidants" text:style-name="Internet_20_link" text:visited-style-name="Visited_20_Internet_20_Link"><text:span text:style-name="T4">Aide aux aidants</text:span></text:a></text:p>
      <text:p text:style-name="P40"><text:a xlink:type="simple" xlink:href="https://www.admr.org/sorties-et-activites-de-loisirs" office:target-frame-name="_blank" xlink:show="new" text:style-name="Internet_20_link" text:visited-style-name="Visited_20_Internet_20_Link"><text:span text:style-name="T4">Sorties – Loisirs</text:span></text:a></text:p>
      <text:p text:style-name="P40"><text:span text:style-name="T4"/></text:p>
      <text:p text:style-name="P40"><text:span text:style-name="Strong_20_Emphasis"><text:span text:style-name="T5">D'autres services faits pour vous !</text:span></text:span></text:p>
      <text:p text:style-name="P40"><text:a xlink:type="simple" xlink:href="https://www.admr.org/soin-et-accompagnement-pour-personnes-atteintes-de-la-maladie-dalzheimer-et-maladies-apparentees" text:style-name="Internet_20_link" text:visited-style-name="Visited_20_Internet_20_Link"><text:span text:style-name="T4">Soin et accompagnement pour personnes atteintes de la maladie d’Alzheimer et maladies apparentées</text:span></text:a></text:p>
      <text:p text:style-name="P41"><text:span text:style-name="T4">Aider c’est mon metier… et mon engagement</text:span></text:p>
      <text:p text:style-name="P41"><text:span text:style-name="T4"/></text:p>
      <text:h text:style-name="P10" text:outline-level="2"><text:span text:style-name="T30">Définition</text:span></text:h>
      <text:p text:style-name="P28"><text:span text:style-name="T6">Les Services de Soins Infirmiers à Domicile (SSIAD)</text:span><text:span text:style-name="T7"> </text:span><text:span text:style-name="T6">sont des services sociaux et médico-sociaux qui assurent, sur prescription médicale, aux personnes âgées de 60 ans et plus malades ou dépendantes, aux personnes adultes de moins de 60 ans présentant un handicap et aux personnes de moins de 60 ans atteintes de maladies, des prestations de soins infirmiers sous forme de soins techniques ou de soins de base (conformément au </text:span><text:a xlink:type="simple" xlink:href="http://www.legifrance.gouv.fr/affichTexte.do?cidTexte=JORFTEXT000000801170&amp;fastPos=1&amp;fastReqId=636958162&amp;categorieLien=id&amp;oldAction=rechTexte" office:target-frame-name="document" xlink:show="replace" text:style-name="Internet_20_link" text:visited-style-name="Visited_20_Internet_20_Link"><text:span text:style-name="T8">décret n° 2004-613 du 25 juin 2004</text:span></text:a><text:span text:style-name="T6">).</text:span></text:p>
      <text:p text:style-name="P32">Les Services de Soins Infirmiers à Domicile (SSIAD) peuvent être :</text:p>
      <text:p text:style-name="P32"><text:soft-page-break/>- Des établissements ou services qui accueillent des personnes âgées ou qui leur apportent à domicile une assistance dans les actes quotidiens de la vie, des prestations de soins ou une aide à l’insertion sociale.<text:line-break/>- Des établissements ou services (y compris les Foyers d’Accueil Médicalisés) qui accueillent des personnes adultes handicapées, ou qui leur apportent à domicile une assistance dans les actes quotidiens de la vie, des prestations de soins ou une aide à l’insertion sociale.</text:p>
      <text:p text:style-name="P32">Les Services de Soins Infirmiers à Domicile (SSIAD) sont entièrement financés par les crédits de l'Assurance Maladie, sous forme d’une dotation globale. L'allocation et le contrôle des financements dépendent, pour leur part, des Agences Régionales de Santé (ARS).</text:p>
      <text:p text:style-name="P32"/>
      <text:h text:style-name="P19" text:outline-level="4">About Us</text:h>
      <text:p text:style-name="P42"><text:span text:style-name="Strong_20_Emphasis"><text:span text:style-name="T9">A proudly Canadian owned and operated company, it is our mission to deliver passionate and caring service to all Canadians every visit, every time.</text:span></text:span></text:p>
      <text:p text:style-name="P43">Through our vision of being the difference, our caregivers work relentlessly to best serve our clients – spending over 5,000,000 hours a year, taking care of them. Through continuous improvement and innovation, we’ve expanded our Bayshore family to include a vast array of services designed to meet the dynamic and ever-evolving needs of Canadians.</text:p>
      <text:h text:style-name="P18" text:outline-level="4">Digital Innovation at Bayshore</text:h>
      <text:p text:style-name="P42"><text:span text:style-name="T10">Our Bayshore Digital Innovation Hub was created to provide Bayshore clients, patients and their families with better access to home care health services. Products and services created by the </text:span><text:a xlink:type="simple" xlink:href="https://www.bayshore.ca/digital-innovation/" text:style-name="Internet_20_link" text:visited-style-name="Visited_20_Internet_20_Link"><text:span text:style-name="T11">Digital Innovation Hub</text:span></text:a><text:span text:style-name="T10"> team allow clients to stay in their own homes and receive the health care they need virtually.</text:span></text:p>
      <text:h text:style-name="P18" text:outline-level="4">Mission, Vision &amp; Values</text:h>
      <text:p text:style-name="P43">Bayshore HealthCare is built upon the guiding values of compassion and reliability; team work and diversity; innovation, leadership, and growth. Every single one of our 12,000+ employees across Canada operates with these fundamental values in mind. And they establish Bayshore as the trusted source of care in all communities and neighbourhoods – a friendly face that delivers superior service with a smile.</text:p>
      <text:h text:style-name="P20" text:outline-level="5">MISSION</text:h>
      <text:p text:style-name="P52">Passionate and Caring</text:p>
      <text:p text:style-name="P53">Bayshore HealthCare is passionate and caring about everything it does. About the time with clients, how each other is treated and the quality of its work.</text:p>
      <text:h text:style-name="P20" text:outline-level="5">VISION</text:h>
      <text:p text:style-name="P52">Imagine Being the Difference</text:p>
      <text:p text:style-name="P53"><text:soft-page-break/>Each and every one of our Bayshore employees has the ability to create special moments, both big and small. They constantly look for ways to make things better and be the difference in the lives of people being cared for or work with and communities serviced.</text:p>
      <text:h text:style-name="P20" text:outline-level="5">VALUES</text:h>
      <text:p text:style-name="P52">Compassion, Respect, and Dignity</text:p>
      <text:p text:style-name="P53">Bayshore values compassion and reliability, team work and diversity, innovation, leadership and growth.</text:p>
      <text:h text:style-name="P18" text:outline-level="4">Our Promises</text:h>
      <text:p text:style-name="P42"><text:span text:style-name="Strong_20_Emphasis"><text:span text:style-name="T9">We promise to you, our clients, that we will:</text:span></text:span></text:p>
      <text:list xml:id="list158428245" text:style-name="L1">
        <text:list-item>
          <text:p text:style-name="P54">Listen carefully to really understand what is important to you.</text:p>
        </text:list-item>
        <text:list-item>
          <text:p text:style-name="P54">Explain the full range of services available to help you.</text:p>
        </text:list-item>
        <text:list-item>
          <text:p text:style-name="P54">Provide individualized care plans or assessments that meet your needs.</text:p>
        </text:list-item>
        <text:list-item>
          <text:p text:style-name="P54">Have respect for your individual needs and preferences, allowing you to lead your care.</text:p>
        </text:list-item>
        <text:list-item>
          <text:p text:style-name="P54">Treat you with dignity and compassion, ensuring the highest quality of care.</text:p>
        </text:list-item>
        <text:list-item>
          <text:p text:style-name="P54">Make quality, safety, and professional service delivery the foundation of all we do.</text:p>
        </text:list-item>
        <text:list-item>
          <text:p text:style-name="P54">Be available to answer any questions you may have about the services you are receiving.</text:p>
        </text:list-item>
        <text:list-item>
          <text:p text:style-name="P54">Provide healthcare professionals to meet your service needs.</text:p>
        </text:list-item>
        <text:list-item>
          <text:p text:style-name="P54">Work with other healthcare professionals to meet your care plan goals.</text:p>
        </text:list-item>
        <text:list-item>
          <text:p text:style-name="P54">Be grateful for the trust you put in us and be passionate about the difference we make.</text:p>
        </text:list-item>
      </text:list>
      <text:h text:style-name="P18" text:outline-level="4">Our People</text:h>
      <text:p text:style-name="P43">We are the sum of our people. Over 12,000 strong, all working passionately towards a single vision. Whether that’s working directly with you and your family or offering administrative support, everything we do is delivered with care. We are grateful for the trust you put in us and are passionate about the difference we make in your lives.</text:p>
      <text:p text:style-name="P43"/>
      <text:h text:style-name="P1" text:outline-level="1">Covid-19 Message à nos clients</text:h>
      <text:p text:style-name="P48">Chez Accès Services Santé, la santé et le bien-être de nos employés et de nos clients sont primordiaux, comme toujours. Nous pouvons affirmer que nous avons pris toutes les mesures pour nous assurer que les membres de nos équipes soient bien informés et qu’ils adoptent les précautions nécessaires pour se protéger eux-mêmes et protéger les personnes dont ils prennent soin.</text:p>
      <text:p text:style-name="P48"><text:soft-page-break/>Alors que la situation continue d’évoluer, nous avons pleinement confiance en la capacité de nos équipes d’adapter nos mesures de prévention en conséquence, selon les lignes directrices de l’Agence de la santé publique du Canada et des autorités locales de santé publique.</text:p>
      <text:p text:style-name="P48">Nous souhaitons remercier tous nos employés qui demeurent profondément dédiés à la sécurité et au bien-être de nos clients. C’est dans de tels moments que nous réalisons à quel point nous sommes reconnaissants de pouvoir compter sur des équipes dont le professionnalisme, l’engagement et le dévouement sont réellement inspirants.</text:p>
      <text:h text:style-name="P11" text:outline-level="2">Vous pensez être atteint du COVID-19 (coronavirus) ?</text:h>
      <text:p text:style-name="P48">Veuillez contacter la ligne info-Covid-19 au 1-877-644-4545 pour être référé vers l’un des établissements voués au dépistage la maladie au Québec.</text:p>
      <text:p text:style-name="P49"/>
      <text:p text:style-name="P49">Depuis 1982, Accès Services Santé met à disposition de ses clients des professionnels en soins et en assistance à la personne. Notre expérience en gestion des soins et des ressources humaines garantit à notre clientèle des intervenants qualifiés et expérimentés.</text:p>
      <text:p text:style-name="P36"><text:span text:style-name="T25">Accès Services Santé est une filiale de Groupe Santé Sedna, chef de file au Québec dans la prestation de soins et de services de santé. Groupe Champlain, Villa Medica, Santé Valeo, Clinique PRAXIS font également partie de Groupe Santé Se</text:span>dna.</text:p>
      <text:p text:style-name="P49"/>
      <text:p text:style-name="P50">Medical Concierge care services offered to you and your family members. At Complete Care Coordination we recognize that the needs of our clients are varied and cannot be adequately met by a “one size fits all” approach to care. Our concierge-style services are individually tailored to address all aspects of the life-care needs of our clients and their families. Services can be provided up to 24 hours a day, 7 days a week, including holidays. Our management team is also accessible to our clients 24 hours a day to insure a seamless service.</text:p>
      <text:p text:style-name="P51"><text:soft-page-break/>In order to provide quality care, the dynamics between a client and their caregiver is of the utmost importance. While one person may enjoy an animated caregiver to socialize with, another client may prefer someone who is there to help in a quiet, inconspicuous manner. We believe it is essential to take the time to get to know our clients’ medical, physical and emotional needs, as well as their interests and preferences in order to provide the best possible match with our qualified and devoted caregivers.</text:p>
      <text:p text:style-name="P39"><text:span text:style-name="T12">We invite you to learn more about our </text:span><text:a xlink:type="simple" xlink:href="https://www.completecare.ca/services/senior-care-montreal/" text:style-name="Internet_20_link" text:visited-style-name="Visited_20_Internet_20_Link"><text:span text:style-name="T13">physical care</text:span></text:a><text:span text:style-name="T12"> services as well as </text:span><text:a xlink:type="simple" xlink:href="https://www.completecare.ca/services/house-and-home-care/" text:style-name="Internet_20_link" text:visited-style-name="Visited_20_Internet_20_Link"><text:span text:style-name="T13">house and home care</text:span></text:a><text:span text:style-name="T12"> services.</text:span></text:p>
      <text:h text:style-name="P12" text:outline-level="2">Medical Concierge Care Services</text:h>
      <text:p text:style-name="P39"><text:span text:style-name="T12">For our clients whose needs go beyond caregiving, here are some of the additional </text:span><text:a xlink:type="simple" xlink:href="https://www.completecare.ca/services/house-and-home-care/" text:style-name="Internet_20_link" text:visited-style-name="Visited_20_Internet_20_Link"><text:span text:style-name="T13">in-home services</text:span></text:a><text:span text:style-name="T12"> we offer to our ongoing clients:</text:span></text:p>
      <text:list xml:id="list1311879924" text:style-name="L2">
        <text:list-item>
          <text:p text:style-name="P38">Blood tests</text:p>
        </text:list-item>
        <text:list-item>
          <text:p text:style-name="P38">Physiotherapy</text:p>
        </text:list-item>
        <text:list-item>
          <text:p text:style-name="P38">Occupational therapy</text:p>
        </text:list-item>
        <text:list-item>
          <text:p text:style-name="P38">Footcare</text:p>
        </text:list-item>
        <text:list-item>
          <text:p text:style-name="P38">Hairdresser</text:p>
        </text:list-item>
        <text:list-item>
          <text:p text:style-name="P38">Pet care, walks and vet appointments</text:p>
        </text:list-item>
        <text:list-item>
          <text:p text:style-name="P38">Shopping / groceries</text:p>
        </text:list-item>
        <text:list-item>
          <text:p text:style-name="P38">Meal preparation</text:p>
        </text:list-item>
        <text:list-item>
          <text:p text:style-name="P38">Transportation and accompaniment to outings or appointments</text:p>
        </text:list-item>
        <text:list-item>
          <text:p text:style-name="P38">Arrange for a plumber, electrician, or handy-man</text:p>
        </text:list-item>
        <text:list-item>
          <text:p text:style-name="P38">Order medical equipment</text:p>
        </text:list-item>
        <text:list-item>
          <text:p text:style-name="P38">Travel companion</text:p>
        </text:list-item>
      </text:list>
      <text:p text:style-name="P39"><text:span text:style-name="T12">If you need assistance in caring for a senior member of your family, or if you have any questions about our Medical Concierge care services, we invite you to </text:span><text:a xlink:type="simple" xlink:href="https://www.completecare.ca/contact/" text:style-name="Internet_20_link" text:visited-style-name="Visited_20_Internet_20_Link"><text:span text:style-name="T13">contact us</text:span></text:a><text:span text:style-name="T12"> today. It will be our pleasure to review your options and answer your questions.  We are available to you 24 hours a day 7 days a week at home, in a seniors residence, or in hospital.</text:span></text:p>
      <text:p text:style-name="P39"><text:span text:style-name="T12"/></text:p>
      <text:h text:style-name="P2" text:outline-level="1"><text:span text:style-name="T31">Dedicated 24/7 Home Health Care Services</text:span></text:h>
      <text:p text:style-name="P45">Bien Chez Soi is available 24 hours a day, 7 days a week to assist with all of your home health care needs. Our services are designed to provide relief to your family while taking full responsibility for your loved one.</text:p>
      <text:p text:style-name="P45">Our objective is to offer quality home health care services in a consistent and reliable manner. We believe in the importance of creating a bond between patient and caregiver and make every effort to ensure you have the same caregiver throughout your experience with us. Bien Chez Soi invests heavily in the continued education of our <text:soft-page-break/>caregivers in order to provide you with the dedicated and professional in-home health care you deserve.</text:p>
      <text:p text:style-name="P47"><text:span text:style-name="Strong_20_Emphasis"><text:span text:style-name="T14">Home Care Services Personalized and Adapted to your Needs</text:span></text:span><text:span text:style-name="T15"><text:line-break/>Whether you need us once a week or every day, Bien Chez Soi is pleased to accommodate your exact needs. The client decides which day of the week they need assistance and the hours of the day needed and Bien Chez Soi finds the right caregiver to assist them. We offer services up to 24 hours a day, 7 days a week to accommodate all families and lifestyles.</text:span></text:p>
      <text:p text:style-name="P45">We begin with a free evaluation where we take the time to understand your needs and expectations. Subsequently, we ensure a match with a caregiver to meet those needs based on personality and training.</text:p>
      <text:p text:style-name="P47"><text:span text:style-name="Strong_20_Emphasis"><text:span text:style-name="T14">Home Health Care Services include:</text:span></text:span></text:p>
      <text:list xml:id="list4227976134" text:style-name="L3">
        <text:list-item>
          <text:p text:style-name="P55">Light household cleaning</text:p>
        </text:list-item>
        <text:list-item>
          <text:p text:style-name="P55">Help with household chores</text:p>
        </text:list-item>
        <text:list-item>
          <text:p text:style-name="P55">Meal preparation</text:p>
        </text:list-item>
        <text:list-item>
          <text:p text:style-name="P55">Appointment accompaniment</text:p>
        </text:list-item>
        <text:list-item>
          <text:p text:style-name="P55">Companionship</text:p>
        </text:list-item>
        <text:list-item>
          <text:p text:style-name="P55">Help with shopping and groceries</text:p>
        </text:list-item>
        <text:list-item>
          <text:p text:style-name="P55">Assistance with bathing and personal hygiene</text:p>
        </text:list-item>
        <text:list-item>
          <text:p text:style-name="P55">Mobility assistance</text:p>
        </text:list-item>
        <text:list-item>
          <text:p text:style-name="P55"><text:soft-page-break/>Respite care at home or in institution</text:p>
        </text:list-item>
        <text:list-item>
          <text:p text:style-name="P55">Help with return home following a hospital stay</text:p>
        </text:list-item>
        <text:list-item>
          <text:p text:style-name="P55">Reminder to take medication</text:p>
        </text:list-item>
        <text:list-item>
          <text:p text:style-name="P55">Post-operative and recovery care</text:p>
        </text:list-item>
        <text:list-item>
          <text:p text:style-name="P55">Alzheimer and Parkinson’s health care</text:p>
        </text:list-item>
        <text:list-item>
          <text:p text:style-name="P55">Palliative care</text:p>
        </text:list-item>
        <text:list-item>
          <text:p text:style-name="P55">Supervise exercise programs</text:p>
        </text:list-item>
        <text:list-item>
          <text:p text:style-name="P55">Organize recreational activities</text:p>
        </text:list-item>
        <text:list-item>
          <text:p text:style-name="P55">Caregiver</text:p>
        </text:list-item>
        <text:list-item>
          <text:p text:style-name="P55">Home-support services</text:p>
        </text:list-item>
      </text:list>
      <text:p text:style-name="P46"> </text:p>
      <text:p text:style-name="P47"><text:a xlink:type="simple" xlink:href="https://www.revenuquebec.ca/documents/en/publications/in/IN-151-V%282019-12%29.pdf" text:style-name="Internet_20_link" text:visited-style-name="Visited_20_Internet_20_Link"><text:span text:style-name="Strong_20_Emphasis"><text:span text:style-name="T16">Tax Credit for Home Support Services</text:span></text:span></text:a><text:span text:style-name="T15"><text:line-break/>With the measures introduced by our government to encourage home care services, the opportunity to stay at home is now a viable option and a wish come true for many. For people aged 70 and over, Revenu Québec offers a monthly or yearly reimbursement of 35% of the expenses related to home care services.</text:span></text:p>
      <text:p text:style-name="P47"><text:span text:style-name="T15">Call your home care specialist now at </text:span><text:a xlink:type="simple" xlink:href="tel:1-866-636-2439" text:style-name="Internet_20_link" text:visited-style-name="Visited_20_Internet_20_Link"><text:span text:style-name="T17">1-866-636-2439</text:span></text:a><text:span text:style-name="T15"> or fill out our </text:span><text:a xlink:type="simple" xlink:href="https://www.bienchezsoi.ca/en/contact/free-evaluation" text:style-name="Internet_20_link" text:visited-style-name="Visited_20_Internet_20_Link"><text:span text:style-name="T17">Free Evaluation Form</text:span></text:a><text:span text:style-name="T15"> to help us determine your specific needs.</text:span></text:p>
      <text:p text:style-name="P47"><text:span text:style-name="Strong_20_Emphasis"><text:span text:style-name="T14">Carefully selected, our caregivers have your best interests at heart.</text:span></text:span></text:p>
      <text:p text:style-name="P39"><text:soft-page-break/><text:span text:style-name="T12"/></text:p>
      <text:h text:style-name="P3" text:outline-level="1">Québec Home &amp; Health Care Services Personalized &amp; Adapted for You</text:h>
      <text:p text:style-name="P47"><text:span text:style-name="T15">At Bien Chez Soi, we understand that selecting a caregiver for your family or loved one is a difficult decision and not one you take lightly. We want you to have all the information you need and invite you to read ‘</text:span><text:a xlink:type="simple" xlink:href="https://www.bienchezsoi.ca/en/about/why-choose-us" text:style-name="Internet_20_link" text:visited-style-name="Visited_20_Internet_20_Link"><text:span text:style-name="T17">Why choose us</text:span></text:a><text:span text:style-name="T15">‘ to learn more about us. When you choose Bien Chez Soi, you can rest assured that you and your loved ones will get personalized care from a highly-trained, educated and loving team.</text:span></text:p>
      <text:h text:style-name="P13" text:outline-level="2">Our Mission</text:h>
      <text:p text:style-name="P45">To prioritize your well-being by offering you home and health care services that are personalized and adapted to your needs.</text:p>
      <text:h text:style-name="P13" text:outline-level="2">Our History – A Message from Our President</text:h>
      <text:p text:style-name="P21">Bien Chez Soi was created in 2008 when my grandparents needed home and health care services and unfortunately, the public health services were not available for immediate help. The only option proposed was to stay in a long-term centre which was not their desire; I wanted my grandparents’ lives to be in good hands. This situation opened my eyes to the great need in Québec for professional and structured home care services such as those now offered by Bien Chez Soi. Having knowledge of the medical field and extensive experience in managing quality processes, I set up a professional team focused on exemplary management of its resources. Bien Chez Soi was initially established to meet this family need and now <text:soft-page-break/>has the privilege of helping hundreds of families in our community and we help all families as we would our own.</text:p>
      <text:p text:style-name="P22"><text:span text:style-name="Strong_20_Emphasis"><text:span text:style-name="T14">Helping Families Stay Safely in the Comfort of Their Homes</text:span></text:span><text:span text:style-name="T15"><text:line-break/>It has become my life’s mission and the mission of our company – to prioritize your well-being by offering home and health care services that are personalized and adapted to your needs. Nothing is more rewarding than knowing that we are helping families stay safely in the comfort of their homes. I have surrounded myself with an incredible, qualified, enthusiastic team who has the well-being of our community at heart. Moreover, we are very proud to have recently received a great distinction by the South-Shore Chamber of Commerce in the category of “Development in Human Resources”. We take the actions necessary to retain the best caregivers on our team.</text:span></text:p>
      <text:p text:style-name="P22"><text:span text:style-name="Strong_20_Emphasis"><text:span text:style-name="T14">A Family Approach to Build a Bond of Trust</text:span></text:span><text:span text:style-name="T15"><text:line-break/>In addition, by matching caregivers to clients according to their specific needs and personality, it creates important bonds of trust and ensures stability. In fact, I believe this is what differentiates Bien Chez Soi from other companies. This family approach provides peace of mind, priceless to those we help.</text:span></text:p>
      <text:p text:style-name="P21">I am very thankful for our employees and our clients who help make Bien Chez Soi Québec’s preferred choice for home and health care services.</text:p>
      <text:p text:style-name="P23">~ Alison Green, Founder</text:p>
      <text:p text:style-name="P49"/>
      <text:h text:style-name="P4" text:outline-level="1">Vie sociale et relationnelle</text:h>
      <text:p text:style-name="P35"><text:span text:style-name="T18">Senior Compagnie développe une approche plus humaine de l’aide à domicile axée notamment sur le </text:span><text:span text:style-name="Strong_20_Emphasis"><text:span text:style-name="T20">soutien moral</text:span></text:span><text:span text:style-name="T18"> et l’</text:span><text:span text:style-name="Strong_20_Emphasis"><text:span text:style-name="T20">accompagnement</text:span></text:span><text:span text:style-name="T18"> auprès </text:span><text:soft-page-break/><text:span text:style-name="T18">des personnes âgées et/ou handicapées. Sa principale différence : insister sur l’écoute et l’attention accordées aux bénéficiaires face à l’isolement.</text:span></text:p>
      <text:p text:style-name="P35"><text:span text:style-name="T18">La mission assurée par nos auxiliaires de vie est de lutter </text:span><text:span text:style-name="Strong_20_Emphasis"><text:span text:style-name="T20">contre le sentiment d’isolement</text:span></text:span><text:span text:style-name="T18"> en proposant un accompagnement qui contribue à recréer ou </text:span><text:span text:style-name="Strong_20_Emphasis"><text:span text:style-name="T20">maintenir un lien social</text:span></text:span><text:span text:style-name="T18">. Dans ce cadre, Senior Compagnie propose un large panel de services aux personnes âgées et/ou handicapées en se focalisant sur </text:span><text:span text:style-name="Strong_20_Emphasis"><text:span text:style-name="T20">les activités de loisirs</text:span></text:span><text:span text:style-name="T18"> (jeux de société, réalisation d’albums photos, écriture), </text:span><text:span text:style-name="Strong_20_Emphasis"><text:span text:style-name="T20">la compagnie et la conversation</text:span></text:span><text:span text:style-name="T18"> (discuter de sujets qui tiennent à cœur comme la famille, l’actualité, les événements historiques, vos hobbies et passions), </text:span><text:span text:style-name="Strong_20_Emphasis"><text:span text:style-name="T20">la sollicitation psycho-cognitive</text:span></text:span><text:span text:style-name="T18"> (</text:span><text:a xlink:type="simple" xlink:href="https://senior-compagnie.fr/tout-savoir-sur-alzheimer/" text:style-name="Internet_20_link" text:visited-style-name="Visited_20_Internet_20_Link"><text:span text:style-name="T19">Alzheimer</text:span></text:a><text:span text:style-name="T18">…), </text:span><text:span text:style-name="Strong_20_Emphasis"><text:span text:style-name="T20">les promenades</text:span></text:span><text:span text:style-name="T18"> et </text:span><text:span text:style-name="Strong_20_Emphasis"><text:span text:style-name="T20">l’accompagnement véhiculé</text:span></text:span><text:span text:style-name="T18"> afin de ne plus jamais faire face à l’isolement.</text:span></text:p>
      <text:p text:style-name="P49"/>
      <text:p text:style-name="P44"/>
      <text:p text:style-name="P32"/>
      <text:p text:style-name="P41"><text:span text:style-name="T4"/></text:p>
      <text:p text:style-name="P41"><text:span text:style-name="T4"/></text:p>
      <text:p text:style-name="P29"/>
      <text:p text:style-name="P33"><text:span text:style-name="T1"/></text:p>
      <text:p text:style-name="P26"/>
      <text:p text:style-name="P24"/>
      <text:p text:style-name="Standard"/>
      <text:p text:style-name="P24"/>
      <text:p text:style-name="P24"><text:soft-page-break/></text:p>
      <text:p text:style-name="P24"/>
      <text:p text:style-name="P24"/>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Helvetica, Arial, sans-serif"/>
    <style:font-face style:name="FSAlbertPro" svg:font-family="FSAlbertPro, sans-serif"/>
    <style:font-face style:name="Lato" svg:font-family="Lato, Helvetica, Arial, sans-serif"/>
    <style:font-face style:name="Lato1" svg:font-family="Lato, sans-serif"/>
    <style:font-face style:name="Montserrat" svg:font-family="Montserrat, sans-serif"/>
    <style:font-face style:name="Muli" svg:font-family="Muli, sans-serif"/>
    <style:font-face style:name="Open Sans" svg:font-family="'Open Sans'"/>
    <style:font-face style:name="Open Sans1" svg:font-family="'Open Sans', sans-serif"/>
    <style:font-face style:name="apple-system" svg:font-family="apple-system, BlinkMacSystemFont, 'Segoe UI', Roboto, 'Helvetica Neue', Arial, 'Noto Sans', sans-serif, 'Apple Color Emoji', 'Segoe UI Emoji', 'Segoe UI Symbol', 'Noto Color Emoji'"/>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9T09:48:38.709000000</meta:creation-date>
    <meta:generator>LibreOffice/6.4.5.2$Windows_X86_64 LibreOffice_project/a726b36747cf2001e06b58ad5db1aa3a9a1872d6</meta:generator>
    <dc:date>2022-03-29T10:42:03.364000000</dc:date>
    <meta:editing-duration>PT32M58S</meta:editing-duration>
    <meta:editing-cycles>6</meta:editing-cycles>
    <meta:document-statistic meta:table-count="0" meta:image-count="0" meta:object-count="0" meta:page-count="15" meta:paragraph-count="143" meta:word-count="2982" meta:character-count="18440" meta:non-whitespace-character-count="15625"/>
  </office:meta>
</office:document-meta>
</file>